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0ecdc1" officeooo:paragraph-rsid="0011b245"/>
    </style:style>
    <style:style style:name="P4" style:family="paragraph" style:parent-style-name="Standard">
      <style:text-properties officeooo:rsid="000ecdc1" officeooo:paragraph-rsid="00319561"/>
    </style:style>
    <style:style style:name="P5" style:family="paragraph" style:parent-style-name="Standard">
      <style:text-properties fo:font-size="16pt" fo:font-weight="bold" officeooo:rsid="000ecdc1" officeooo:paragraph-rsid="000ecdc1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 10 Pitch" officeooo:rsid="000ecdc1" officeooo:paragraph-rsid="000ecdc1"/>
    </style:style>
    <style:style style:name="P7" style:family="paragraph" style:parent-style-name="Standard">
      <style:text-properties style:font-name="Courier 10 Pitch" officeooo:rsid="000ecdc1" officeooo:paragraph-rsid="0011b245"/>
    </style:style>
    <style:style style:name="P8" style:family="paragraph" style:parent-style-name="Standard">
      <style:text-properties style:font-name="Courier 10 Pitch" officeooo:rsid="000ecdc1" officeooo:paragraph-rsid="00319561"/>
    </style:style>
    <style:style style:name="P9" style:family="paragraph" style:parent-style-name="Standard">
      <style:text-properties officeooo:rsid="0012605b" officeooo:paragraph-rsid="0012605b"/>
    </style:style>
    <style:style style:name="P10" style:family="paragraph" style:parent-style-name="Standard">
      <style:text-properties officeooo:rsid="0013b9c6" officeooo:paragraph-rsid="0013b9c6"/>
    </style:style>
    <style:style style:name="P11" style:family="paragraph" style:parent-style-name="Standard">
      <style:text-properties officeooo:rsid="00147c75" officeooo:paragraph-rsid="00147c75"/>
    </style:style>
    <style:style style:name="P12" style:family="paragraph" style:parent-style-name="Standard">
      <style:text-properties officeooo:rsid="0015ba05" officeooo:paragraph-rsid="0015ba05"/>
    </style:style>
    <style:style style:name="P13" style:family="paragraph" style:parent-style-name="Standard">
      <style:text-properties officeooo:rsid="0018ba9d" officeooo:paragraph-rsid="0018ba9d"/>
    </style:style>
    <style:style style:name="P14" style:family="paragraph" style:parent-style-name="Standard">
      <style:text-properties officeooo:rsid="001aae0b" officeooo:paragraph-rsid="001aae0b"/>
    </style:style>
    <style:style style:name="P15" style:family="paragraph" style:parent-style-name="Standard">
      <style:text-properties officeooo:rsid="001bf177" officeooo:paragraph-rsid="001bf177"/>
    </style:style>
    <style:style style:name="P16" style:family="paragraph" style:parent-style-name="Standard">
      <style:text-properties officeooo:rsid="00210d5b" officeooo:paragraph-rsid="00210d5b"/>
    </style:style>
    <style:style style:name="P17" style:family="paragraph" style:parent-style-name="Standard">
      <style:text-properties officeooo:rsid="0021918a" officeooo:paragraph-rsid="0021918a"/>
    </style:style>
    <style:style style:name="P18" style:family="paragraph" style:parent-style-name="Standard">
      <style:text-properties officeooo:rsid="00233b92" officeooo:paragraph-rsid="00233b92"/>
    </style:style>
    <style:style style:name="P19" style:family="paragraph" style:parent-style-name="Standard">
      <style:text-properties officeooo:rsid="00233b92" officeooo:paragraph-rsid="0028c5fa"/>
    </style:style>
    <style:style style:name="P20" style:family="paragraph" style:parent-style-name="Standard">
      <style:text-properties officeooo:rsid="00233b92" officeooo:paragraph-rsid="00345a1d"/>
    </style:style>
    <style:style style:name="P21" style:family="paragraph" style:parent-style-name="Standard">
      <style:text-properties officeooo:rsid="002487bf" officeooo:paragraph-rsid="002487bf"/>
    </style:style>
    <style:style style:name="P22" style:family="paragraph" style:parent-style-name="Standard">
      <style:text-properties officeooo:rsid="0028c5fa" officeooo:paragraph-rsid="0028c5fa"/>
    </style:style>
    <style:style style:name="P23" style:family="paragraph" style:parent-style-name="Standard">
      <style:text-properties officeooo:rsid="0028c5fa" officeooo:paragraph-rsid="0036c00d"/>
    </style:style>
    <style:style style:name="P24" style:family="paragraph" style:parent-style-name="Standard">
      <style:text-properties officeooo:rsid="0028c5fa" officeooo:paragraph-rsid="00345a1d"/>
    </style:style>
    <style:style style:name="P25" style:family="paragraph" style:parent-style-name="Standard">
      <style:text-properties officeooo:rsid="0028c5fa" officeooo:paragraph-rsid="003c5685"/>
    </style:style>
    <style:style style:name="P26" style:family="paragraph" style:parent-style-name="Standard">
      <style:text-properties officeooo:rsid="0028c5fa" officeooo:paragraph-rsid="0049be89"/>
    </style:style>
    <style:style style:name="P27" style:family="paragraph" style:parent-style-name="Standard">
      <style:text-properties officeooo:rsid="002ad242" officeooo:paragraph-rsid="002ad242"/>
    </style:style>
    <style:style style:name="P28" style:family="paragraph" style:parent-style-name="Standard">
      <style:text-properties officeooo:rsid="002ad242" officeooo:paragraph-rsid="002cebb6"/>
    </style:style>
    <style:style style:name="P29" style:family="paragraph" style:parent-style-name="Standard">
      <style:text-properties fo:font-weight="bold" officeooo:rsid="002ad242" officeooo:paragraph-rsid="002ad242" style:font-weight-asian="bold" style:font-weight-complex="bold"/>
    </style:style>
    <style:style style:name="P30" style:family="paragraph" style:parent-style-name="Standard">
      <style:text-properties fo:font-weight="bold" officeooo:rsid="0018ba9d" officeooo:paragraph-rsid="0018ba9d" style:font-weight-asian="bold" style:font-weight-complex="bold"/>
    </style:style>
    <style:style style:name="P31" style:family="paragraph" style:parent-style-name="Standard">
      <style:text-properties officeooo:paragraph-rsid="002ad242"/>
    </style:style>
    <style:style style:name="P32" style:family="paragraph" style:parent-style-name="Standard">
      <style:text-properties officeooo:rsid="002d8b9d" officeooo:paragraph-rsid="002d8b9d"/>
    </style:style>
    <style:style style:name="P33" style:family="paragraph" style:parent-style-name="Standard">
      <style:text-properties officeooo:rsid="00345a1d" officeooo:paragraph-rsid="00345a1d"/>
    </style:style>
    <style:style style:name="P34" style:family="paragraph" style:parent-style-name="Standard">
      <style:text-properties officeooo:rsid="00345a1d" officeooo:paragraph-rsid="003c5685"/>
    </style:style>
    <style:style style:name="P35" style:family="paragraph" style:parent-style-name="Standard">
      <style:text-properties officeooo:rsid="00194af6" officeooo:paragraph-rsid="0036c00d"/>
    </style:style>
    <style:style style:name="P36" style:family="paragraph" style:parent-style-name="Standard">
      <style:text-properties officeooo:rsid="003c5685" officeooo:paragraph-rsid="003c5685"/>
    </style:style>
    <style:style style:name="P37" style:family="paragraph" style:parent-style-name="Standard">
      <style:text-properties officeooo:rsid="0049be89" officeooo:paragraph-rsid="0049be89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ba9d" officeooo:paragraph-rsid="0018ba9d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194af6" officeooo:paragraph-rsid="0036c00d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345a1d" officeooo:paragraph-rsid="003c5685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345a1d" officeooo:paragraph-rsid="003dda7a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officeooo:rsid="003c5685" officeooo:paragraph-rsid="003c5685"/>
    </style:style>
    <style:style style:name="P43" style:family="paragraph" style:parent-style-name="Preformatted_20_Text">
      <style:text-properties officeooo:rsid="00258517" officeooo:paragraph-rsid="00258517"/>
    </style:style>
    <style:style style:name="P44" style:family="paragraph" style:parent-style-name="Preformatted_20_Text">
      <style:text-properties officeooo:paragraph-rsid="002cebb6"/>
    </style:style>
    <style:style style:name="P45" style:family="paragraph" style:parent-style-name="Preformatted_20_Text">
      <style:text-properties officeooo:rsid="00319561" officeooo:paragraph-rsid="00319561"/>
    </style:style>
    <style:style style:name="P46" style:family="paragraph" style:parent-style-name="Preformatted_20_Text">
      <style:text-properties officeooo:rsid="0016d3fb"/>
    </style:style>
    <style:style style:name="P47" style:family="paragraph" style:parent-style-name="Preformatted_20_Text">
      <style:text-properties officeooo:rsid="0015ba05" officeooo:paragraph-rsid="0035283d"/>
    </style:style>
    <style:style style:name="P48" style:family="paragraph" style:parent-style-name="Preformatted_20_Text">
      <style:text-properties officeooo:paragraph-rsid="0035283d"/>
    </style:style>
    <style:style style:name="P49" style:family="paragraph" style:parent-style-name="Preformatted_20_Text">
      <style:text-properties officeooo:rsid="004114a3" officeooo:paragraph-rsid="004114a3"/>
    </style:style>
    <style:style style:name="P50" style:family="paragraph" style:parent-style-name="Preformatted_20_Text">
      <style:text-properties officeooo:rsid="0021918a" officeooo:paragraph-rsid="004114a3"/>
    </style:style>
    <style:style style:name="P51" style:family="paragraph" style:parent-style-name="Preformatted_20_Text">
      <style:text-properties officeooo:paragraph-rsid="0042571f"/>
    </style:style>
    <style:style style:name="P52" style:family="paragraph" style:parent-style-name="Preformatted_20_Text">
      <style:text-properties officeooo:rsid="004bffbe" officeooo:paragraph-rsid="004bffbe"/>
    </style:style>
    <style:style style:name="P53" style:family="paragraph" style:parent-style-name="Preformatted_20_Text">
      <style:text-properties officeooo:paragraph-rsid="004ca004"/>
    </style:style>
    <style:style style:name="P54" style:family="paragraph" style:parent-style-name="Standard">
      <style:paragraph-properties fo:break-before="page"/>
      <style:text-properties officeooo:rsid="0028c5fa" officeooo:paragraph-rsid="0028c5fa"/>
    </style:style>
    <style:style style:name="P55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56" style:family="paragraph" style:parent-style-name="Heading_20_5">
      <style:text-properties officeooo:rsid="000ecdc1"/>
    </style:style>
    <style:style style:name="P57" style:family="paragraph" style:parent-style-name="Heading_20_5">
      <style:text-properties officeooo:rsid="0011b245"/>
    </style:style>
    <style:style style:name="P58" style:family="paragraph" style:parent-style-name="Heading_20_5">
      <style:text-properties officeooo:rsid="0011b245" officeooo:paragraph-rsid="0011b245"/>
    </style:style>
    <style:style style:name="P59" style:family="paragraph" style:parent-style-name="Heading_20_5">
      <style:text-properties officeooo:rsid="0011b245" officeooo:paragraph-rsid="00319561"/>
    </style:style>
    <style:style style:name="P60" style:family="paragraph" style:parent-style-name="Heading_20_5">
      <style:text-properties officeooo:rsid="00194af6" officeooo:paragraph-rsid="0036c00d"/>
    </style:style>
    <style:style style:name="P61" style:family="paragraph" style:parent-style-name="Heading_20_5">
      <style:text-properties officeooo:paragraph-rsid="0028c5fa"/>
    </style:style>
    <style:style style:name="P62" style:family="paragraph" style:parent-style-name="Heading_20_5">
      <style:text-properties officeooo:paragraph-rsid="00345a1d"/>
    </style:style>
    <style:style style:name="P63" style:family="paragraph" style:parent-style-name="Preformatted_20_Text" style:list-style-name="L1">
      <style:text-properties style:font-name="Liberation Serif" fo:font-size="12pt" style:font-size-asian="12pt" style:font-size-complex="12pt"/>
    </style:style>
    <style:style style:name="P64" style:family="paragraph" style:parent-style-name="Preformatted_20_Text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3832cb"/>
    </style:style>
    <style:style style:name="T2" style:family="text">
      <style:text-properties officeooo:rsid="002487bf"/>
    </style:style>
    <style:style style:name="T3" style:family="text">
      <style:text-properties officeooo:rsid="0028c5fa"/>
    </style:style>
    <style:style style:name="T4" style:family="text">
      <style:text-properties officeooo:rsid="002cebb6"/>
    </style:style>
    <style:style style:name="T5" style:family="text">
      <style:text-properties officeooo:rsid="002db963"/>
    </style:style>
    <style:style style:name="T6" style:family="text">
      <style:text-properties officeooo:rsid="002f50e3"/>
    </style:style>
    <style:style style:name="T7" style:family="text">
      <style:text-properties officeooo:rsid="00319561"/>
    </style:style>
    <style:style style:name="T8" style:family="text">
      <style:text-properties officeooo:rsid="00345a1d"/>
    </style:style>
    <style:style style:name="T9" style:family="text">
      <style:text-properties officeooo:rsid="0035283d"/>
    </style:style>
    <style:style style:name="T10" style:family="text">
      <style:text-properties officeooo:rsid="0036c00d"/>
    </style:style>
    <style:style style:name="T11" style:family="text">
      <style:text-properties officeooo:rsid="003afe75"/>
    </style:style>
    <style:style style:name="T12" style:family="text">
      <style:text-properties officeooo:rsid="003c5685"/>
    </style:style>
    <style:style style:name="T13" style:family="text">
      <style:text-properties officeooo:rsid="003f8b5d"/>
    </style:style>
    <style:style style:name="T14" style:family="text">
      <style:text-properties officeooo:rsid="00412b63"/>
    </style:style>
    <style:style style:name="T15" style:family="text">
      <style:text-properties officeooo:rsid="0045e0d1"/>
    </style:style>
    <style:style style:name="T16" style:family="text">
      <style:text-properties officeooo:rsid="00467ae1"/>
    </style:style>
    <style:style style:name="T17" style:family="text">
      <style:text-properties officeooo:rsid="0047ec14"/>
    </style:style>
    <style:style style:name="T18" style:family="text">
      <style:text-properties officeooo:rsid="004ca00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67ae1" style:font-weight-asian="bold" style:font-weight-complex="bold"/>
    </style:style>
    <style:style style:name="T21" style:family="text">
      <style:text-properties fo:font-weight="bold" officeooo:rsid="0047ec14" style:font-weight-asian="bold" style:font-weight-complex="bold"/>
    </style:style>
    <style:style style:name="T22" style:family="text">
      <style:text-properties fo:font-weight="bold" officeooo:rsid="004d22bc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C</text:p>
      <text:p text:style-name="P2"/>
      <text:h text:style-name="P56" text:outline-level="5"><text:bookmark-start text:name="__RefHeading__1502_193279013"/>How do you list nodes of a cluster?<text:bookmark-end text:name="__RefHeading__1502_193279013"/></text:h>
      <text:p text:style-name="P2"/>
      <text:p text:style-name="Preformatted_20_Text">$ olsnodes</text:p>
      <text:p text:style-name="P2"/>
      <text:h text:style-name="P57" text:outline-level="5"><text:bookmark-start text:name="__RefHeading__1504_193279013"/>How do you do a health check of Oracle cluster<text:span text:style-name="T3">w</text:span>are?<text:bookmark-end text:name="__RefHeading__1504_193279013"/></text:h>
      <text:p text:style-name="P2"/>
      <text:p text:style-name="Preformatted_20_Text">$ crsctl check crs</text:p>
      <text:p text:style-name="P6"/>
      <text:p text:style-name="P51">$ crs<text:span text:style-name="T14">ctl status res -t</text:span></text:p>
      <text:p text:style-name="P2"/>
      <text:h text:style-name="P58" text:outline-level="5"><text:bookmark-start text:name="__RefHeading__1506_193279013"/>What does a voting disk contain?<text:bookmark-end text:name="__RefHeading__1506_193279013"/></text:h>
      <text:p text:style-name="P3"/>
      <text:list xml:id="list3203007219" text:style-name="L1">
        <text:list-item>
          <text:p text:style-name="P64">Node membership</text:p>
        </text:list-item>
        <text:list-item>
          <text:p text:style-name="P63"><text:span text:style-name="T22">He</text:span><text:span text:style-name="T19">artbeats</text:span></text:p>
        </text:list-item>
      </text:list>
      <text:p text:style-name="P7"/>
      <text:h text:style-name="P59" text:outline-level="5"><text:bookmark-start text:name="__RefHeading__1605_511196610"/><text:span text:style-name="T7">How do you find the voting disk location</text:span>?<text:bookmark-end text:name="__RefHeading__1605_511196610"/></text:h>
      <text:p text:style-name="P4"/>
      <text:p text:style-name="P45">crsctl query css votedisk</text:p>
      <text:p text:style-name="P8"/>
      <text:h text:style-name="Heading_20_5" text:outline-level="5"><text:bookmark-start text:name="__RefHeading__1508_193279013"/>How do you check what instances are running?<text:bookmark-end text:name="__RefHeading__1508_193279013"/></text:h>
      <text:p text:style-name="P2"/>
      <text:p text:style-name="Preformatted_20_Text">$ srvctl status database -d &lt;db&gt;</text:p>
      <text:p text:style-name="P9"/>
      <text:h text:style-name="Heading_20_5" text:outline-level="5"><text:bookmark-start text:name="__RefHeading__1510_193279013"/>How do you check which listeners are running?<text:bookmark-end text:name="__RefHeading__1510_193279013"/></text:h>
      <text:p text:style-name="P10"/>
      <text:p text:style-name="P47">$ srvctl status nodeapps -n &lt;node&gt;</text:p>
      <text:p text:style-name="P48"/>
      <text:p text:style-name="P48">$ crs<text:span text:style-name="T14">ctl status res -t</text:span></text:p>
      <text:p text:style-name="P48"/>
      <text:p text:style-name="P48">$ lsnrctl status <text:s text:c="6"/><text:span text:style-name="T9">(you need to run this on every node)</text:span></text:p>
      <text:p text:style-name="P46"/>
      <text:h text:style-name="P60" text:outline-level="5"><text:bookmark-start text:name="__RefHeading__589_1088316209"/><text:span text:style-name="T3">What IP addresses do you have in a 10g RAC system</text:span>?<text:bookmark-end text:name="__RefHeading__589_1088316209"/></text:h>
      <text:p text:style-name="P35">* Public IP (physical IP address) </text:p>
      <text:p text:style-name="P35">* Private IP (for interconnect) </text:p>
      <text:p text:style-name="P35">* Virtual IP </text:p>
      <text:p text:style-name="P39">New in 10g. This is for connections. The virtual IP addresses are used to avoid timeouts when a node is down. The virtual IP is marked as "down" and connections move on to the next node immediately (no waits for timeouts).</text:p>
      <text:p text:style-name="P35"/>
      <text:h text:style-name="Heading_20_5" text:outline-level="5"><text:bookmark-start text:name="__RefHeading__1520_193279013"/>What are Virtual IP addresses (VIPs) used <text:span text:style-name="T16">for</text:span> <text:span text:style-name="T3">in </text:span>RAC?<text:bookmark-end text:name="__RefHeading__1520_193279013"/></text:h>
      <text:p text:style-name="P11"/>
      <text:p text:style-name="P11">VIPs are related to a NIC card for failover and automatically managed by CRS .</text:p>
      <text:p text:style-name="P11"><text:soft-page-break/>When installing 10g RAC, at least 2 network interfaces are required for each node: </text:p>
      <text:p text:style-name="P11">One for public and and one for private Interface.</text:p>
      <text:p text:style-name="P11"/>
      <text:h text:style-name="Heading_20_5" text:outline-level="5"><text:bookmark-start text:name="__RefHeading__1522_193279013"/>How do you identify the interface name and associated IP address for every network adapter?<text:bookmark-end text:name="__RefHeading__1522_193279013"/></text:h>
      <text:p text:style-name="P12"/>
      <text:p text:style-name="Preformatted_20_Text">$ ifconfig -a</text:p>
      <text:p text:style-name="P12"/>
      <text:h text:style-name="Heading_20_5" text:outline-level="5"><text:bookmark-start text:name="__RefHeading__1524_193279013"/>What is the past image of a block?<text:bookmark-end text:name="__RefHeading__1524_193279013"/></text:h>
      <text:p text:style-name="P13"/>
      <text:p text:style-name="P13">RAC cache fusion: </text:p>
      <text:p text:style-name="P13">Past images are <text:span text:style-name="T19">older copies of a buffer</text:span> that have <text:span text:style-name="T19">not yet been written to disk</text:span>. </text:p>
      <text:p text:style-name="P13"/>
      <text:p text:style-name="P13">If a lock is acquired and already has dirty buffers on a remote instance then it takes on a global lock role and any remote instances that contain these dirty buffers will have what is called a 'past image' of the buffer.</text:p>
      <text:p text:style-name="P13"/>
      <text:h text:style-name="Heading_20_5" text:outline-level="5"><text:bookmark-start text:name="__RefHeading__1526_193279013"/>What files are shared / <text:span text:style-name="T10">not shared </text:span>in a RAC system?<text:bookmark-end text:name="__RefHeading__1526_193279013"/></text:h>
      <text:p text:style-name="P13"/>
      <text:p text:style-name="P30"><text:span text:style-name="T16">S</text:span>hared files</text:p>
      <text:p text:style-name="P13"><text:tab/><text:span text:style-name="T19">data files </text:span></text:p>
      <text:p text:style-name="P13"><text:tab/><text:span text:style-name="T19">control files</text:span> </text:p>
      <text:p text:style-name="P13"/>
      <text:p text:style-name="P13"><text:span text:style-name="T20">Not shared</text:span><text:span text:style-name="T16"> / i</text:span>nstance specific files</text:p>
      <text:p text:style-name="P13"><text:tab/>redo log files </text:p>
      <text:p text:style-name="P13"><text:tab/><text:tab/>Put on shared storage to help recovery operations. </text:p>
      <text:p text:style-name="P13"><text:tab/>archive log files </text:p>
      <text:p text:style-name="P13"><text:tab/><text:tab/>Put on shared or local storage (better on shared). </text:p>
      <text:p text:style-name="P13"><text:tab/>undo tablespace </text:p>
      <text:p text:style-name="P13"><text:tab/>alert.log and trace files </text:p>
      <text:p text:style-name="P13"/>
      <text:p text:style-name="P13"><text:span text:style-name="T19">Special cases</text:span> </text:p>
      <text:p text:style-name="P13"><text:tab/>spfile </text:p>
      <text:p text:style-name="P38"><text:tab/>RAC systems can have a single shared spfile when using a symbolic link in <text:tab/>$ORACLE_HOME/dbs pointing to the shared file. </text:p>
      <text:p text:style-name="P13"/>
      <text:h text:style-name="Heading_20_5" text:outline-level="5"><text:bookmark-start text:name="__RefHeading__1528_193279013"/>What is Cache Fusion? <text:bookmark-end text:name="__RefHeading__1528_193279013"/></text:h>
      <text:p text:style-name="P13"/>
      <text:p text:style-name="P13">Cache Fusion provides <text:span text:style-name="T19">cache-to-cache transfer of data blocks</text:span> between instances in a cluster.</text:p>
      <text:p text:style-name="P13"/>
      <text:h text:style-name="Heading_20_5" text:outline-level="5"><text:bookmark-start text:name="__RefHeading__1532_193279013"/>What happens if you create a datafile on a file system that is only visible to one node (ocfs)? <text:bookmark-end text:name="__RefHeading__1532_193279013"/></text:h>
      <text:p text:style-name="P14"/>
      <text:p text:style-name="P14">Most things will still work (e.g. transactions that don't need to access the invisible data file). </text:p>
      <text:p text:style-name="P14">You will get an error for transactions that try to access the invisible data file.</text:p>
      <text:p text:style-name="P14"/>
      <text:h text:style-name="Heading_20_5" text:outline-level="5"><text:bookmark-start text:name="__RefHeading__1534_193279013"/><text:soft-page-break/>What are the CRS components?<text:bookmark-end text:name="__RefHeading__1534_193279013"/></text:h>
      <text:p text:style-name="P15"/>
      <text:p text:style-name="P15">* <text:span text:style-name="T19">Voting disk</text:span> to record node membership information and heartbeats.</text:p>
      <text:p text:style-name="P15">* <text:span text:style-name="T21">OCR</text:span><text:span text:style-name="T17"> (</text:span>Oracle Cluster Registry) to record cluster configuration information</text:p>
      <text:p text:style-name="P15"/>
      <text:h text:style-name="Heading_20_5" text:outline-level="5"><text:bookmark-start text:name="__RefHeading__1536_193279013"/>How to you list the private interconnect?<text:bookmark-end text:name="__RefHeading__1536_193279013"/></text:h>
      <text:p text:style-name="P16"/>
      <text:p text:style-name="Preformatted_20_Text">olsnodes -p -i <text:s text:c="8"/># shows private interconnect and virtual host name</text:p>
      <text:p text:style-name="Standard"/>
      <text:h text:style-name="Heading_20_5" text:outline-level="5"><text:bookmark-start text:name="__RefHeading__1538_193279013"/>How do you check if the CRS processes are running?<text:bookmark-end text:name="__RefHeading__1538_193279013"/></text:h>
      <text:p text:style-name="P17"/>
      <text:p text:style-name="P52">$ <text:span text:style-name="T19">crsctl check crs</text:span></text:p>
      <text:p text:style-name="P52">$ <text:span text:style-name="T19">crsctl check crsd</text:span></text:p>
      <text:p text:style-name="P52">$ crsctl check cssd</text:p>
      <text:p text:style-name="P52">$ crsctl check evmd</text:p>
      <text:p text:style-name="P52"/>
      <text:p text:style-name="P52">--- or on each host ---</text:p>
      <text:p text:style-name="Preformatted_20_Text"/>
      <text:p text:style-name="Preformatted_20_Text">$ ps -ef |grep crsd <text:s text:c="10"/># cluster ready services </text:p>
      <text:p text:style-name="Preformatted_20_Text">$ ps -ef |grep cssd <text:s text:c="10"/># cluster syncronysation service </text:p>
      <text:p text:style-name="Preformatted_20_Text">$ ps -ef |grep evmd <text:s text:c="10"/># event manager </text:p>
      <text:p text:style-name="P17"/>
      <text:h text:style-name="Heading_20_5" text:outline-level="5"><text:bookmark-start text:name="__RefHeading__1540_193279013"/>How to you export, import, backup and restore OCR?<text:bookmark-end text:name="__RefHeading__1540_193279013"/></text:h>
      <text:p text:style-name="P17"/>
      <text:p text:style-name="Preformatted_20_Text">ocrconfig -showbackup</text:p>
      <text:p text:style-name="Preformatted_20_Text"/>
      <text:p text:style-name="P49">ocrconfig -backuploc &lt;file_name&gt;<text:tab/><text:tab/># define the backup location</text:p>
      <text:p text:style-name="P49">ocrconfig -manualbackup</text:p>
      <text:p text:style-name="P49">ocrconfig -restore &lt;file_name&gt;</text:p>
      <text:p text:style-name="P50"/>
      <text:h text:style-name="Heading_20_5" text:outline-level="5"><text:bookmark-start text:name="__RefHeading__1542_193279013"/>How to you start/stop an Oracle RAC system?<text:bookmark-end text:name="__RefHeading__1542_193279013"/></text:h>
      <text:p text:style-name="P17"/>
      <text:p text:style-name="P29">Starting the Oracle RAC 10g Environment </text:p>
      <text:p text:style-name="P27"/>
      <text:p text:style-name="P28">1. <text:span text:style-name="T4">Start the Oracle clusterware as root</text:span></text:p>
      <text:p text:style-name="P28"><text:span text:style-name="T4">2. </text:span>Start the node applications (Virtual IP, GSD, TNS Listener, and ONS). </text:p>
      <text:p text:style-name="P27"><text:span text:style-name="T4">3</text:span>. Bring up the ASM instance. </text:p>
      <text:p text:style-name="P27"><text:span text:style-name="T4">4</text:span>. Start up the Oracle instance (and related services). </text:p>
      <text:p text:style-name="P27"><text:span text:style-name="T4">5</text:span>. Start the Enterprise Manager Database console. </text:p>
      <text:p text:style-name="P31"/>
      <text:p text:style-name="P44"><text:tab/><text:span text:style-name="T11">#</text:span> <text:span text:style-name="T4">crsctl start crs <text:s text:c="25"/># as root</text:span></text:p>
      <text:p text:style-name="P44"><text:tab/><text:span text:style-name="T4">$ </text:span>srvctl start nodeapps -n <text:span text:style-name="T4">node</text:span> </text:p>
      <text:p text:style-name="Preformatted_20_Text"><text:tab/>$ srvctl start asm -n <text:span text:style-name="T4">node</text:span> </text:p>
      <text:p text:style-name="Preformatted_20_Text"><text:tab/>$ srvctl start instance -d <text:span text:style-name="T4">db_name</text:span> -i <text:span text:style-name="T4">instance</text:span> </text:p>
      <text:p text:style-name="Preformatted_20_Text"><text:tab/>$ emctl start dbconsole </text:p>
      <text:p text:style-name="Preformatted_20_Text"/>
      <text:p text:style-name="P29">Stopping the Oracle RAC 10g Environment </text:p>
      <text:p text:style-name="P27"/>
      <text:p text:style-name="P32">Run the stop commands in reverse order of the start commands.</text:p>
      <text:p text:style-name="P27"/>
      <text:h text:style-name="Heading_20_5" text:outline-level="5"><text:bookmark-start text:name="__RefHeading__1544_193279013"/><text:soft-page-break/>How do you add/<text:span text:style-name="T5">remove</text:span> a database <text:span text:style-name="T6">or instance</text:span> to CRS?<text:bookmark-end text:name="__RefHeading__1544_193279013"/></text:h>
      <text:p text:style-name="P17"/>
      <text:p text:style-name="Preformatted_20_Text">srvctl add database -d &lt;db&gt; -o &lt;oracle_home&gt;</text:p>
      <text:p text:style-name="Preformatted_20_Text">srvctl remove database -d &lt;db&gt; -f</text:p>
      <text:p text:style-name="Preformatted_20_Text"/>
      <text:p text:style-name="Preformatted_20_Text">srvctl add instance -d &lt;db&gt; -i &lt;sid&gt; -n &lt;node&gt;</text:p>
      <text:p text:style-name="P43">srvctl remove instance -d &lt;db&gt; -i &lt;sid&gt;</text:p>
      <text:p text:style-name="P21"/>
      <text:h text:style-name="Heading_20_5" text:outline-level="5"><text:bookmark-start text:name="__RefHeading__1548_193279013"/>How do you start/stop listener and database in a RAC system?<text:bookmark-end text:name="__RefHeading__1548_193279013"/></text:h>
      <text:p text:style-name="P18"/>
      <text:p text:style-name="P53">srvctl start <text:span text:style-name="T18">listener </text:span>-n &lt;<text:span text:style-name="T2">node</text:span>&gt; <text:span text:style-name="T18">[-l &lt;listener&gt;]</text:span></text:p>
      <text:p text:style-name="P53">srvctl stop <text:span text:style-name="T18">listener</text:span> -n &lt;<text:span text:style-name="T2">node</text:span>&gt; <text:span text:style-name="T18">[-l &lt;listener&gt;]</text:span></text:p>
      <text:p text:style-name="P53"/>
      <text:p text:style-name="Preformatted_20_Text">srvctl start <text:span text:style-name="T15">nodeapps</text:span> -n &lt;<text:span text:style-name="T2">node</text:span>&gt; </text:p>
      <text:p text:style-name="Preformatted_20_Text">srvctl stop <text:span text:style-name="T15">nodeapps</text:span> -n &lt;<text:span text:style-name="T2">node</text:span>&gt;</text:p>
      <text:p text:style-name="Preformatted_20_Text"/>
      <text:p text:style-name="Preformatted_20_Text">srvctl start database -d &lt;db&gt;</text:p>
      <text:p text:style-name="Preformatted_20_Text">srvctl stop database -d &lt;db&gt;</text:p>
      <text:p text:style-name="P18"/>
      <text:h text:style-name="P61" text:outline-level="5"><text:bookmark-start text:name="__RefHeading__1550_193279013"/><text:span text:style-name="T3">What are RAC specific tuning issues</text:span>?<text:bookmark-end text:name="__RefHeading__1550_193279013"/></text:h>
      <text:p text:style-name="P19"/>
      <text:p text:style-name="P37">- Find out on which node the problem occurred.</text:p>
      <text:p text:style-name="P37">- Check GV$ views</text:p>
      <text:p text:style-name="P26">- Block pinning between instances.</text:p>
      <text:p text:style-name="P22"/>
      <text:p text:style-name="P22">- Single threaded batch job runs only on one instance.</text:p>
      <text:p text:style-name="P22">- <text:span text:style-name="T10">You need to know on which instance a problem SQL is running in order to tune it.</text:span></text:p>
      <text:p text:style-name="P22">- <text:span text:style-name="T10">Check log and trace files on all nodes.</text:span></text:p>
      <text:p text:style-name="P37">- RAC specific bugs.</text:p>
      <text:p text:style-name="P37"/>
      <text:h text:style-name="P61" text:outline-level="5"><text:bookmark-start text:name="__RefHeading__1552_193279013"/><text:span text:style-name="T3">What are RAC specific administration issues</text:span>?<text:bookmark-end text:name="__RefHeading__1552_193279013"/></text:h>
      <text:p text:style-name="P19"/>
      <text:p text:style-name="P22">- Need to check alert.log file for each instance.</text:p>
      <text:p text:style-name="P23">- <text:span text:style-name="T10">Use srvctl instead of sqlplus to start/stop the instance/database</text:span></text:p>
      <text:p text:style-name="P23">- <text:span text:style-name="T10">Parameters can be set globally (*.param) or instance specific (instance.param)</text:span></text:p>
      <text:p text:style-name="P23">- <text:span text:style-name="T10">Cluster related issues, e.g. node eviction</text:span></text:p>
      <text:p text:style-name="P23">- <text:span text:style-name="T10">Scan listener</text:span></text:p>
      <text:p text:style-name="P37">- Use GV$ views</text:p>
      <text:p text:style-name="P37"/>
      <text:h text:style-name="P61" text:outline-level="5"><text:bookmark-start text:name="__RefHeading__1554_193279013"/><text:span text:style-name="T3">How do you upgrade a RAC database</text:span>?<text:bookmark-end text:name="__RefHeading__1554_193279013"/></text:h>
      <text:p text:style-name="P19"/>
      <text:p text:style-name="P22"><text:span text:style-name="T10">1.</text:span> <text:span text:style-name="T10">Upgrade Clusterware</text:span></text:p>
      <text:p text:style-name="P22"><text:span text:style-name="T10">2.</text:span> <text:span text:style-name="T10">Ungrade ASM</text:span></text:p>
      <text:p text:style-name="P22"><text:span text:style-name="T10">3.</text:span> <text:span text:style-name="T10">Upgrade the database</text:span></text:p>
      <text:p text:style-name="P22"><text:tab/>Startup the database in single instance mode for the upgrade.</text:p>
      <text:p text:style-name="P22"><text:tab/><text:span text:style-name="T10">Do a rolling upgrade of the databases.</text:span></text:p>
      <text:p text:style-name="P22"/>
      <text:p text:style-name="P22"/>
      <text:h text:style-name="P62" text:outline-level="5"><text:bookmark-start text:name="__RefHeading__591_1088316209"/><text:soft-page-break/><text:span text:style-name="T8">What are the CRS background Processes</text:span>?<text:bookmark-end text:name="__RefHeading__591_1088316209"/></text:h>
      <text:p text:style-name="P20"/>
      <text:p text:style-name="P34">crsd</text:p>
      <text:p text:style-name="P42">Cluster Ready Services daemon.</text:p>
      <text:p text:style-name="P40">Performs high availability recovery and management operations such as maintaining the OCR. Also manages application resources and runs as root user and restarts automatically upon</text:p>
      <text:p text:style-name="P34"/>
      <text:p text:style-name="P34">ocssd</text:p>
      <text:p text:style-name="P42">Oracle Cluster Synchronization Services daemon.</text:p>
      <text:p text:style-name="P40">Manages cluster node membership and runs as oracle user; failure of this process results in cluster restart. </text:p>
      <text:p text:style-name="P40"><text:s/>failure. </text:p>
      <text:p text:style-name="P33"/>
      <text:p text:style-name="P33">oprocd </text:p>
      <text:p text:style-name="P42">Oracle Process Monitor daemon.</text:p>
      <text:p text:style-name="P40">Process monitor for the cluster. </text:p>
      <text:p text:style-name="P33"/>
      <text:p text:style-name="P33">evmd</text:p>
      <text:p text:style-name="P40">Event <text:span text:style-name="T13">M</text:span>anager daemon.</text:p>
      <text:p text:style-name="P40"><text:span text:style-name="T12">S</text:span>tarts the racgevt process to manage callouts. </text:p>
      <text:p text:style-name="P24"/>
      <text:p text:style-name="P36">ons</text:p>
      <text:p text:style-name="P40"><text:span text:style-name="T12">Oracle Notification Service</text:span>.</text:p>
      <text:p text:style-name="P41"><text:span text:style-name="T12">A publish and subscribe service for communicating Fast Application Notification events</text:span>. </text:p>
      <text:p text:style-name="P25"/>
      <text:p text:style-name="P5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<text:a xlink:type="simple" xlink:href="#__RefHeading__1502_193279013" text:style-name="Index_20_Link" text:visited-style-name="Index_20_Link">1. How do you list nodes of a cluster?<text:tab/>1</text:a></text:p>
          <text:p text:style-name="P55"><text:a xlink:type="simple" xlink:href="#__RefHeading__1504_193279013" text:style-name="Index_20_Link" text:visited-style-name="Index_20_Link">2. How do you do a health check of Oracle clusterware?<text:tab/>1</text:a></text:p>
          <text:p text:style-name="P55"><text:a xlink:type="simple" xlink:href="#__RefHeading__1506_193279013" text:style-name="Index_20_Link" text:visited-style-name="Index_20_Link">3. What does a voting disk contain?<text:tab/>1</text:a></text:p>
          <text:p text:style-name="P55"><text:a xlink:type="simple" xlink:href="#__RefHeading__1605_511196610" text:style-name="Index_20_Link" text:visited-style-name="Index_20_Link">4. How do you find the voting disk location?<text:tab/>1</text:a></text:p>
          <text:p text:style-name="P55"><text:a xlink:type="simple" xlink:href="#__RefHeading__1508_193279013" text:style-name="Index_20_Link" text:visited-style-name="Index_20_Link">5. How do you check what instances are running?<text:tab/>1</text:a></text:p>
          <text:p text:style-name="P55"><text:a xlink:type="simple" xlink:href="#__RefHeading__1510_193279013" text:style-name="Index_20_Link" text:visited-style-name="Index_20_Link">6. How do you check which listeners are running?<text:tab/>1</text:a></text:p>
          <text:p text:style-name="P55"><text:a xlink:type="simple" xlink:href="#__RefHeading__589_1088316209" text:style-name="Index_20_Link" text:visited-style-name="Index_20_Link">7. What IP addresses do you have in a 10g RAC system?<text:tab/>1</text:a></text:p>
          <text:p text:style-name="P55"><text:a xlink:type="simple" xlink:href="#__RefHeading__1520_193279013" text:style-name="Index_20_Link" text:visited-style-name="Index_20_Link">8. What are Virtual IP addresses (VIPs) used for in RAC?<text:tab/>1</text:a></text:p>
          <text:p text:style-name="P55"><text:a xlink:type="simple" xlink:href="#__RefHeading__1522_193279013" text:style-name="Index_20_Link" text:visited-style-name="Index_20_Link">9. How do you identify the interface name and associated IP address for every network adapter?<text:tab/>2</text:a></text:p>
          <text:p text:style-name="P55"><text:a xlink:type="simple" xlink:href="#__RefHeading__1524_193279013" text:style-name="Index_20_Link" text:visited-style-name="Index_20_Link">10. What is the past image of a block?<text:tab/>2</text:a></text:p>
          <text:p text:style-name="P55"><text:a xlink:type="simple" xlink:href="#__RefHeading__1526_193279013" text:style-name="Index_20_Link" text:visited-style-name="Index_20_Link">11. What files are shared / not shared in a RAC system?<text:tab/>2</text:a></text:p>
          <text:p text:style-name="P55"><text:a xlink:type="simple" xlink:href="#__RefHeading__1528_193279013" text:style-name="Index_20_Link" text:visited-style-name="Index_20_Link">12. What is Cache Fusion?<text:tab/>2</text:a></text:p>
          <text:p text:style-name="P55"><text:a xlink:type="simple" xlink:href="#__RefHeading__1532_193279013" text:style-name="Index_20_Link" text:visited-style-name="Index_20_Link">13. What happens if you create a datafile on a file system that is only visible to one node (ocfs)?<text:tab/>2</text:a></text:p>
          <text:p text:style-name="P55"><text:a xlink:type="simple" xlink:href="#__RefHeading__1534_193279013" text:style-name="Index_20_Link" text:visited-style-name="Index_20_Link">14. What are the CRS components?<text:tab/>3</text:a></text:p>
          <text:p text:style-name="P55"><text:a xlink:type="simple" xlink:href="#__RefHeading__1536_193279013" text:style-name="Index_20_Link" text:visited-style-name="Index_20_Link">15. How to you list the private interconnect?<text:tab/>3</text:a></text:p>
          <text:p text:style-name="P55"><text:a xlink:type="simple" xlink:href="#__RefHeading__1538_193279013" text:style-name="Index_20_Link" text:visited-style-name="Index_20_Link">16. How do you check if the CRS processes are running?<text:tab/>3</text:a></text:p>
          <text:p text:style-name="P55"><text:a xlink:type="simple" xlink:href="#__RefHeading__1540_193279013" text:style-name="Index_20_Link" text:visited-style-name="Index_20_Link">17. How to you export, import, backup and restore OCR?<text:tab/>3</text:a></text:p>
          <text:p text:style-name="P55"><text:a xlink:type="simple" xlink:href="#__RefHeading__1542_193279013" text:style-name="Index_20_Link" text:visited-style-name="Index_20_Link">18. How to you start/stop an Oracle RAC system?<text:tab/>3</text:a></text:p>
          <text:p text:style-name="P55"><text:a xlink:type="simple" xlink:href="#__RefHeading__1544_193279013" text:style-name="Index_20_Link" text:visited-style-name="Index_20_Link">19. How do you add/remove a database or instance to CRS?<text:tab/>3</text:a></text:p>
          <text:p text:style-name="P55"><text:a xlink:type="simple" xlink:href="#__RefHeading__1548_193279013" text:style-name="Index_20_Link" text:visited-style-name="Index_20_Link">20. How do you start/stop listener and database in a RAC system?<text:tab/>4</text:a></text:p>
          <text:p text:style-name="P55"><text:a xlink:type="simple" xlink:href="#__RefHeading__1550_193279013" text:style-name="Index_20_Link" text:visited-style-name="Index_20_Link">21. What are RAC specific tuning issues?<text:tab/>4</text:a></text:p>
          <text:p text:style-name="P55"><text:a xlink:type="simple" xlink:href="#__RefHeading__1552_193279013" text:style-name="Index_20_Link" text:visited-style-name="Index_20_Link">22. What are RAC specific administration issues?<text:tab/>4</text:a></text:p>
          <text:p text:style-name="P55"><text:a xlink:type="simple" xlink:href="#__RefHeading__1554_193279013" text:style-name="Index_20_Link" text:visited-style-name="Index_20_Link">23. How do you upgrade a RAC database?<text:tab/>4</text:a></text:p>
          <text:p text:style-name="P55"><text:a xlink:type="simple" xlink:href="#__RefHeading__591_1088316209" text:style-name="Index_20_Link" text:visited-style-name="Index_20_Link">24. What are the CRS background Processes?<text:tab/>4</text:a></text:p>
        </text:index-body>
      </text:table-of-conten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bf177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832cb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RAC ---<text:tab/><text:tab/>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8-03-21T11:50:19.975263416</dc:date>
    <meta:editing-duration>PT4H29M22S</meta:editing-duration>
    <meta:editing-cycles>65</meta:editing-cycles>
    <meta:generator>LibreOffice/5.3.1.2$Linux_X86_64 LibreOffice_project/30m0$Build-2</meta:generator>
    <meta:document-statistic meta:table-count="0" meta:image-count="0" meta:object-count="0" meta:page-count="6" meta:paragraph-count="160" meta:word-count="1287" meta:character-count="7175" meta:non-whitespace-character-count="5942"/>
  </office:meta>
</office:document-meta>
</file>